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42f8" officeooo:paragraph-rsid="001d42f8"/>
    </style:style>
    <style:style style:name="P2" style:family="paragraph" style:parent-style-name="Standard" style:list-style-name="L1">
      <style:text-properties officeooo:rsid="001d42f8" officeooo:paragraph-rsid="001d42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run the application:</text:p>
      <text:p text:style-name="P1"/>
      <text:list xml:id="list5501152570460077320" text:style-name="L1">
        <text:list-item>
          <text:p text:style-name="P2">To run the application go to the code folder</text:p>
        </text:list-item>
        <text:list-item>
          <text:p text:style-name="P2">Right click on sakhi.html</text:p>
        </text:list-item>
        <text:list-item>
          <text:p text:style-name="P2">And open with google chrom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07:48:42.906155483</meta:creation-date>
    <dc:date>2019-05-19T07:50:14.935895323</dc:date>
    <meta:editing-duration>PT1M3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26" meta:character-count="126" meta:non-whitespace-character-count="107"/>
  </office:meta>
</office:document-meta>
</file>